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x-locale-body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e9618" officeooo:paragraph-rsid="001e9618"/>
    </style:style>
    <style:style style:name="P2" style:family="paragraph" style:parent-style-name="Standard">
      <style:text-properties style:font-name="Liberation Sans" officeooo:rsid="001e9618" officeooo:paragraph-rsid="001fc700"/>
    </style:style>
    <style:style style:name="P3" style:family="paragraph" style:parent-style-name="Standard">
      <style:text-properties style:font-name="Liberation Sans" fo:font-weight="bold" officeooo:rsid="001e9618" officeooo:paragraph-rsid="001fc700" style:font-weight-asian="bold" style:font-weight-complex="bold"/>
    </style:style>
    <style:style style:name="P4" style:family="paragraph" style:parent-style-name="Standard">
      <style:text-properties style:font-name="Liberation Sans" fo:font-weight="bold" officeooo:rsid="001e9618" officeooo:paragraph-rsid="00215808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23405a" officeooo:paragraph-rsid="0023405a" style:font-weight-asian="bold" style:font-weight-complex="bold"/>
    </style:style>
    <style:style style:name="P6" style:family="paragraph" style:parent-style-name="Standard">
      <style:text-properties style:font-name="Liberation Sans" fo:font-weight="bold" officeooo:paragraph-rsid="001fc700"/>
    </style:style>
    <style:style style:name="P7" style:family="paragraph" style:parent-style-name="Standard">
      <style:text-properties style:font-name="Liberation Sans" officeooo:paragraph-rsid="001fc700"/>
    </style:style>
    <style:style style:name="P8" style:family="paragraph" style:parent-style-name="Standard">
      <style:text-properties style:font-name="Liberation Sans" officeooo:rsid="0023405a" officeooo:paragraph-rsid="0023405a"/>
    </style:style>
    <style:style style:name="T1" style:family="text">
      <style:text-properties officeooo:rsid="001fc7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961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c700" style:font-weight-asian="normal" style:font-weight-complex="normal"/>
    </style:style>
    <style:style style:name="T6" style:family="text">
      <style:text-properties fo:font-weight="normal" officeooo:rsid="00215808" style:font-weight-asian="normal" style:font-weight-complex="normal"/>
    </style:style>
    <style:style style:name="T7" style:family="text">
      <style:text-properties fo:font-variant="normal" fo:text-transform="none" fo:color="#333333" fo:font-size="12pt" fo:letter-spacing="normal" fo:font-style="normal" fo:font-weight="normal"/>
    </style:style>
    <style:style style:name="T8" style:family="text">
      <style:text-properties fo:font-variant="normal" fo:text-transform="none" fo:color="#333333" fo:font-size="12pt" fo:letter-spacing="normal" fo:font-style="normal" fo:font-weight="normal" officeooo:rsid="001fc700"/>
    </style:style>
    <style:style style:name="T9" style:family="text">
      <style:text-properties fo:font-variant="normal" fo:text-transform="none" fo:color="#333333" fo:font-size="12pt" fo:letter-spacing="normal" fo:font-style="normal" fo:font-weight="normal" officeooo:rsid="00215808"/>
    </style:style>
    <style:style style:name="T10" style:family="text">
      <style:text-properties fo:font-variant="normal" fo:text-transform="none" fo:color="#333333" fo:font-size="12pt" fo:letter-spacing="normal" fo:font-style="normal" fo:font-weight="normal" officeooo:rsid="0023c1b8"/>
    </style:style>
    <style:style style:name="T11" style:family="text">
      <style:text-properties officeooo:rsid="001e9618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tica 05 Igor Miranda Oliveira</text:p>
      <text:p text:style-name="P1"/>
      <text:p text:style-name="P8">7- </text:p>
      <text:p text:style-name="P8">a)</text:p>
      <text:p text:style-name="P2"><text:span text:style-name="T2">GET</text:span> É <text:span text:style-name="T1">uma solicitação de um determinado recurso</text:span></text:p>
      <text:p text:style-name="P2"/>
      <text:p text:style-name="P3">HOST <text:span text:style-name="T5">Informa ao </text:span><text:span text:style-name="T4"><text:s/></text:span><text:span text:style-name="T5">servidor web o nome do host virtual que será utilizado.</text:span></text:p>
      <text:p text:style-name="P3"/>
      <text:p text:style-name="P6"><text:span text:style-name="T11">CONNECTION </text:span><text:span text:style-name="T8">Controla se a conexão à rede fica ativa após a transação termina.</text:span></text:p>
      <text:p text:style-name="P3"/>
      <text:p text:style-name="P3">USER-AGENT <text:span text:style-name="T5">Informa o navegador ou dispositivo que fará a requisição.</text:span></text:p>
      <text:p text:style-name="P3"/>
      <text:p text:style-name="P7"><text:span text:style-name="T3">ACCEPT </text:span><text:span text:style-name="T7"><text:s/></text:span><text:span text:style-name="T8">Informa quais tipos de conteúdo o cliente é capaz de entender.</text:span></text:p>
      <text:p text:style-name="P7"><text:span text:style-name="T8"/></text:p>
      <text:p text:style-name="P3">ACCEPT-ENCODING <text:s/><text:span text:style-name="T8">Informa quais tipo de codificação o cliente é capaz de entender.</text:span></text:p>
      <text:p text:style-name="P3"/>
      <text:p text:style-name="P4">ACCEPT-LANGUAGE <text:s/><text:span text:style-name="T8">Informa </text:span><text:span text:style-name="T9">qual linguagem o cliente é capaz de entender e a localidade preferida.</text:span></text:p>
      <text:p text:style-name="P3"/>
      <text:p text:style-name="P4">REFERER <text:s/><text:span text:style-name="T6">Possui</text:span><text:span text:style-name="T9"> o endereço da página acessada anteriormente que contém o link para a página atual.</text:span></text:p>
      <text:p text:style-name="P4"><text:span text:style-name="T9"/></text:p>
      <text:p text:style-name="P5"><text:span text:style-name="T9">b</text:span><text:span text:style-name="T7">) Pois a página recebe o idioma e país do cliente, redirecionando-o para a página em português ou sugerindo a tradução. A partir das informações do navegador e sistema operacional.</text:span></text:p>
      <text:p text:style-name="P5"><text:span text:style-name="T7"/></text:p>
      <text:p text:style-name="P5"><text:span text:style-name="T7">c) </text:span><text:span text:style-name="T10">Para saber qual página trouxe o cliente ao site, sendo muito útil para anunciantes.</text:span></text:p>
      <text:p text:style-name="P5"><text:span text:style-name="T7"/></text:p>
      <text:p text:style-name="P5"><text:span text:style-name="T7">d) Para adaptar o layout da página dependendo do dispositivo utilizado, um smartphone ou computador por exemplo. </text:span></text:p>
      <text:p text:style-name="P5"><text:span text:style-name="T7"/></text:p>
      <text:p text:style-name="P5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x-locale-body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09:39:31.587379469</meta:creation-date>
    <dc:date>2019-03-29T10:11:52.994167507</dc:date>
    <meta:editing-duration>PT9M2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67" meta:character-count="1024" meta:non-whitespace-character-count="864"/>
  </office:meta>
</office:document-meta>
</file>